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1cm" fo:margin-left="1.101cm" fo:margin-top="0cm" fo:margin-bottom="0cm" fo:break-before="column" table:align="left"/>
    </style:style>
    <style:style style:name="Tabla4.A" style:family="table-column">
      <style:table-column-properties style:column-width="2.198cm"/>
    </style:style>
    <style:style style:name="Tabla4.B" style:family="table-column">
      <style:table-column-properties style:column-width="9.807cm"/>
    </style:style>
    <style:style style:name="Tabla4.C" style:family="table-column">
      <style:table-column-properties style:column-width="2.485cm"/>
    </style:style>
    <style:style style:name="Tabla4.D" style:family="table-column">
      <style:table-column-properties style:column-width="1.914cm"/>
    </style:style>
    <style:style style:name="Tabla4.E" style:family="table-column">
      <style:table-column-properties style:column-width="2.39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4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5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6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2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8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4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651bf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4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text-properties officeooo:rsid="005460a5" officeooo:paragraph-rsid="005460a5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P66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P67" style:family="paragraph" style:parent-style-name="Standard">
      <loext:graphic-properties draw:fill="none"/>
      <style:paragraph-properties fo:margin-left="0cm" fo:margin-right="0.101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a88c9b" style:font-size-asian="10pt" style:font-name-complex="Lucida Sans" style:font-size-complex="10pt"/>
    </style:style>
    <style:style style:name="P6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style:font-size-asian="10pt" style:font-name-complex="Lucida Sans" style:font-size-complex="10pt"/>
    </style:style>
    <style:style style:name="P72" style:family="paragraph" style:parent-style-name="Standard">
      <style:paragraph-properties fo:margin-left="0.332cm" fo:margin-right="0.219cm" fo:margin-top="0.064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b5e0f" style:font-size-asian="10pt" style:font-name-complex="Lucida Sans" style:font-size-complex="10pt"/>
    </style:style>
    <style:style style:name="P73" style:family="paragraph" style:parent-style-name="Standard">
      <loext:graphic-properties draw:fill="none"/>
      <style:paragraph-properties fo:margin-left="0cm" fo:margin-right="0.199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d7e3a3" officeooo:paragraph-rsid="00d7e3a3" style:font-size-asian="23pt" style:font-weight-asian="bold" style:font-name-complex="Myriad Pro" style:font-size-complex="23pt" style:font-weight-complex="bold" style:text-scale="101%"/>
    </style:style>
    <style:style style:name="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T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12pt" style:font-size-asian="12pt" style:font-name-complex="Lucida Sans" style:font-size-complex="12pt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style:text-position="0% 100%" fo:letter-spacing="-0.016cm"/>
    </style:style>
    <style:style style:name="T41" style:family="text">
      <style:text-properties officeooo:rsid="00247d45" style:text-scale="101%"/>
    </style:style>
    <style:style style:name="T42" style:family="text">
      <style:text-properties officeooo:rsid="00501cee" style:text-scale="101%"/>
    </style:style>
    <style:style style:name="T43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T44" style:family="text">
      <style:text-properties fo:font-size="6pt" fo:letter-spacing="-0.007cm" style:font-size-asian="6pt" style:font-size-complex="6pt"/>
    </style:style>
    <style:style style:name="T45" style:family="text">
      <style:text-properties fo:font-size="6pt" officeooo:rsid="00aac74e" style:font-size-asian="6pt" style:font-size-complex="6pt"/>
    </style:style>
    <style:style style:name="T46" style:family="text">
      <style:text-properties fo:letter-spacing="-0.007cm"/>
    </style:style>
    <style:style style:name="T47" style:family="text">
      <style:text-properties fo:font-size="12pt" fo:letter-spacing="-0.007cm" officeooo:rsid="00abd5d4" style:font-size-asian="12pt" style:font-size-complex="12pt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fo:letter-spacing="-0.007cm" fo:font-style="normal" style:font-style-asian="normal" style:font-style-complex="normal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8f8dcf" style:font-weight-asian="normal" style:font-weight-complex="normal"/>
    </style:style>
    <style:style style:name="T69" style:family="text">
      <style:text-properties fo:font-weight="bold" officeooo:rsid="008f8dcf" style:font-weight-asian="bold" style:font-weight-complex="bold"/>
    </style:style>
    <style:style style:name="T70" style:family="text">
      <style:text-properties officeooo:rsid="00a2fee5"/>
    </style:style>
    <style:style style:name="T71" style:family="text">
      <style:text-properties officeooo:rsid="00a6d6bb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69"/>
          </table:table-cell>
          <table:table-cell table:style-name="Tabla4.A1" office:value-type="string">
            <text:p text:style-name="P69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text-input text:description="&lt;formatLang(line.quantity)&gt;">25,45</text:text-input></text:p>
          </table:table-cell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67"><text:text-input text:description="&lt;formatLang(line.printed_price_unit)&gt;">9.999,50</text:text-input></text:p>
          </table:table-cell>
          <table:table-cell table:style-name="Tabla4.A2" office:value-type="string">
            <text:p text:style-name="P68"><text:span text:style-name="T73"><text:text-input text:description="&lt;for each=&quot;line2 in line.invoice_line_tax_id&quot;&gt;">F</text:text-input></text:span><text:span text:style-name="T72"><text:text-input text:description="&lt;line2.description&gt;">10,5%</text:text-input></text:span><text:span text:style-name="T73"><text:text-input text:description="&lt;/for&gt;">Ef</text:text-input></text:span></text:p>
          </table:table-cell>
          <table:table-cell table:style-name="Tabla4.A2" office:value-type="string">
            <text:p text:style-name="P73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0"/>
          </table:table-cell>
          <table:table-cell table:style-name="Tabla4.A1" office:value-type="string">
            <text:p text:style-name="P7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202cm"/>
    </style:style>
    <style:style style:name="Table7.B" style:family="table-column">
      <style:table-column-properties style:column-width="2.364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0.36cm"/>
    </style:style>
    <style:style style:name="Table7.4" style:family="table-row">
      <style:table-row-properties style:min-row-height="1.505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892cm"/>
    </style:style>
    <style:style style:name="Table8.B" style:family="table-column">
      <style:table-column-properties style:column-width="8.90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" style:family="table">
      <style:table-properties style:width="18.801cm" fo:margin-left="1.101cm" fo:margin-top="0.101cm" fo:margin-bottom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9.807cm"/>
    </style:style>
    <style:style style:name="Table1.C" style:family="table-column">
      <style:table-column-properties style:column-width="2.485cm"/>
    </style:style>
    <style:style style:name="Table1.D" style:family="table-column">
      <style:table-column-properties style:column-width="1.914cm"/>
    </style:style>
    <style:style style:name="Table1.E" style:family="table-column">
      <style:table-column-properties style:column-width="2.39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e2" style:family="table">
      <style:table-properties style:width="18.8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1.194cm"/>
    </style:style>
    <style:style style:name="Table2.B" style:family="table-column">
      <style:table-column-properties style:column-width="4.009cm"/>
    </style:style>
    <style:style style:name="Table2.C" style:family="table-column">
      <style:table-column-properties style:column-width="1.506cm"/>
    </style:style>
    <style:style style:name="Table2.D" style:family="table-column">
      <style:table-column-properties style:column-width="2.09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A3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B3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b2b2b2" fo:padding="0.097cm" fo:border-left="none" fo:border-right="none" fo:border-top="none" fo:border-bottom="0.0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8" style:family="table-row">
      <style:table-row-properties style:min-row-height="1.418cm"/>
    </style:style>
    <style:style style:name="Table2.A8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651bf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d7e3a3" officeooo:paragraph-rsid="00d7e3a3" style:font-size-asian="23pt" style:font-weight-asian="bold" style:font-name-complex="Myriad Pro" style:font-size-complex="23pt" style:font-weight-complex="bold" style:text-scale="101%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MP42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M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MP6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MT2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MT6" style:family="text">
      <style:text-properties fo:font-size="6pt" officeooo:rsid="00aac74e" style:font-size-asian="6pt" style:font-size-complex="6pt"/>
    </style:style>
    <style:style style:name="MT7" style:family="text">
      <style:text-properties fo:font-size="6pt" fo:letter-spacing="-0.007cm" style:font-size-asian="6pt" style:font-size-complex="6pt"/>
    </style:style>
    <style:style style:name="MT8" style:family="text">
      <style:text-properties fo:letter-spacing="-0.007cm"/>
    </style:style>
    <style:style style:name="MT9" style:family="text">
      <style:text-properties fo:font-size="12pt" fo:letter-spacing="-0.007cm" officeooo:rsid="00abd5d4" style:font-size-asian="12pt" style:font-size-complex="12pt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color="#221f1f" style:font-name="Lucida Sans" fo:font-size="12pt" style:font-size-asian="12pt" style:font-name-complex="Lucida Sans" style:font-size-complex="12pt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1" style:family="text">
      <style:text-properties fo:font-weight="normal" officeooo:rsid="008f8dcf" style:font-weight-asian="normal" style:font-weight-complex="normal"/>
    </style:style>
    <style:style style:name="MT52" style:family="text">
      <style:text-properties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3" style:family="text">
      <style:text-properties officeooo:rsid="00a2fee5"/>
    </style:style>
    <style:style style:name="MT6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5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66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T67" style:family="text">
      <style:text-properties fo:color="#221f1f" style:text-position="0% 100%" fo:letter-spacing="-0.016cm"/>
    </style:style>
    <style:style style:name="MT68" style:family="text">
      <style:text-properties officeooo:rsid="00a6d6bb"/>
    </style:style>
    <style:style style:name="MT69" style:family="text">
      <style:text-properties fo:font-weight="normal" style:font-weight-asian="normal" style:font-weight-complex="normal"/>
    </style:style>
    <style:style style:name="MT70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319cm" svg:y="-0.6cm" draw:z-index="1"><draw:text-box fo:min-height="2.33cm" fo:min-width="7.001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/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span text:style-name="MT6"><text:text-input text:description="&lt;/if&gt;">/if</text:text-input></text:span></text:p>
              <text:p text:style-name="MP8"><text:span text:style-name="MT7"><text:text-input text:description="&lt;if test=&quot;print_number&quot;&gt;">IF2</text:text-input></text:span><text:span text:style-name="MT8">Nº: </text:span><text:span text:style-name="MT9"><text:text-input text:description="&lt;o.afip_document_number or o.number&gt;">0000-00000000</text:text-input></text:span><text:span text:style-name="MT7"><text:text-input text:description="&lt;/if&gt;">/ if</text:text-input></text:span></text:p>
              <text:p text:style-name="MP9"><text:span text:style-name="MT10">Fecha</text:span><text:span text:style-name="MT11">: </text:span><text:span text:style-name="MT12"><text:text-input text:description="&lt;formatLang(o.date_invoice,date='true')&gt;">DD/MM/YYYY</text:text-input></text:span></text:p>
              <text:p text:style-name="MP10"/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/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4"><text:span text:style-name="MT14">Tel: </text:span><text:span text:style-name="MT14"><text:placeholder text:placeholder-type="text">&lt;company.partner_id.phone&gt;</text:placeholder></text:span><text:span text:style-name="MT14"> <text:s/></text:span></text:p>
              <text:p text:style-name="MP14"><text:span text:style-name="MT14"><text:placeholder text:placeholder-type="text">&lt;company.partner_id.email&gt;</text:placeholder></text:span><text:span text:style-name="MT14"> <text:s/></text:span><text:span text:style-name="MT14"><text:placeholder text:placeholder-type="text">&lt;company.website&gt;</text:placeholder></text:span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6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7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company.partner_id.commercial_partner_id.formated_vat&gt;">20-31393297-9</text:text-input><text:span text:style-name="MT17"><text:text-input text:description="&lt;/if&gt;">&lt;/if&gt;</text:text-input></text:span></text:p>
              <text:p text:style-name="MP18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  <text:p text:style-name="MP21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2"/>
              <text:p text:style-name="MP23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4"/>
              <text:p text:style-name="MP25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6"/>
              <text:p text:style-name="MP25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7"/>
              <text:p text:style-name="MP28"><text:span text:style-name="MT32"><text:placeholder text:placeholder-type="text">&lt;if test="o.partner_id.parent_id"&gt;</text:placeholder></text:span><text:span text:style-name="MT33">Enviar a</text:span><text:span text:style-name="MT27">: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  <text:p text:style-name="MP29"/>
              <text:p text:style-name="MP28"><text:span text:style-name="MT35"><text:placeholder text:placeholder-type="text">&lt;o.afip_incoterm_id and 'Incoterms:' or ''&gt;</text:placeholder></text:span><text:span text:style-name="MT35"> </text:span><text:span text:style-name="MT27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6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7"><text:text-input text:description="&lt;o.partner_id.commercial_partner_id.document_type_id.name&gt;">CUIT</text:text-input></text:span><text:span text:style-name="MT38">:</text:span><text:span text:style-name="MT39"> </text:span><text:span text:style-name="MT39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2"><text:span text:style-name="MT40">Cond. Venta</text:span><text:span text:style-name="MT41">:</text:span><text:span text:style-name="MT42"> </text:span><text:span text:style-name="MT43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3"><text:span text:style-name="MT44"><text:text-input text:description="&lt;if test=&quot;print_commercial&quot;&gt;">IF2</text:text-input></text:span><text:span text:style-name="MT45">Vendedor</text:span><text:span text:style-name="MT41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49">Vencimientos</text:span><text:span text:style-name="MT50">: </text:span><text:span text:style-name="MT50"><text:text-input text:description="&lt;&quot;; &quot;.join([&quot;%s (%s)&quot; % (formatLang(x.date_maturity, date='true'), x.debit) for x in o.move_id.line_id if x.date_maturity])&gt;">$4400</text:text-input></text:span></text:p>
              <text:p text:style-name="MP35"><text:span text:style-name="MT51"><text:text-input text:description="&lt;o.afip_concept in ['2', '3', '4'] and &quot;Fecha servicio:&quot;&gt;">Fecha Servicio:</text:text-input></text:span><text:span text:style-name="MT51"> 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3"><text:span text:style-name="MT40">Doc. Origen</text:span><text:span text:style-name="MT53">:</text:span><text:span text:style-name="MT54"> </text:span><text:span text:style-name="MT47"><text:text-input text:description="&lt;o.origin&gt;">R1231231 – R1231321</text:text-input></text:span></text:p>
              <text:p text:style-name="MP36"><text:span text:style-name="MT55">Nota</text:span><text:span text:style-name="MT56">: </text:span><text:span text:style-name="MT57"><text:placeholder text:placeholder-type="text">&lt;o.reference&gt;</text:placeholder></text:span></text:p>
              <text:p text:style-name="MP37"><text:span text:style-name="MT58">Importes expresados en </text:span><text:span text:style-name="MT59"><text:text-input text:description="&lt;o.currency_id.name or o.company_id.currency_id.name&gt;">rate</text:text-input></text:span><text:span text:style-name="MT58"> </text:span><text:span text:style-name="MT60"><text:text-input text:description="&lt;if test=&quot;o.currency_id != o.company_id.currency_id&quot;&gt;">IF2</text:text-input></text:span><text:span text:style-name="MT60">- </text:span><text:span text:style-name="MT58">Tipo de cambio:</text:span><text:span text:style-name="MT61"> </text:span><text:span text:style-name="MT62">$</text:span><text:span text:style-name="MT59"><text:text-input text:description="&lt;o.currency_rate&gt;">rate</text:text-input></text:span><text:span text:style-name="MT60"> </text:span><text:span text:style-name="MT60"><text:text-input text:description="&lt;/if&gt;">IF2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8">Cantidad</text:p>
            </table:table-cell>
            <table:table-cell table:style-name="Table1.A1" office:value-type="string">
              <text:p text:style-name="MP39">Descripción</text:p>
            </table:table-cell>
            <table:table-cell table:style-name="Table1.C1" office:value-type="string">
              <text:p text:style-name="MP40">P. <text:span text:style-name="MT63">Unitario</text:span></text:p>
            </table:table-cell>
            <table:table-cell table:style-name="Table1.D1" office:value-type="string">
              <text:p text:style-name="MP41">%<text:span text:style-name="MT64">I.V.A.</text:span></text:p>
            </table:table-cell>
            <table:table-cell table:style-name="Table1.E1" office:value-type="string">
              <text:p text:style-name="MP42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4" office:value-type="string">
              <text:p text:style-name="MP44"/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45"><text:span text:style-name="MT65"><text:placeholder text:placeholder-type="text">&lt;if test="o.comment"&gt;</text:placeholder></text:span>OBSERVACIONES: <text:span text:style-name="MT66"><text:placeholder text:placeholder-type="text">&lt;o.comment&gt;</text:placeholder></text:span><text:span text:style-name="MT66"><text:placeholder text:placeholder-type="text">&lt;/if&gt;</text:placeholder></text:span></text:p>
            </table:table-cell>
            <table:table-cell table:style-name="Table2.A1" table:number-columns-spanned="3" office:value-type="string">
              <text:p text:style-name="MP46"/>
            </table:table-cell>
            <table:covered-table-cell/>
            <table:covered-table-cell/>
          </table:table-row>
          <table:table-row>
            <table:table-cell table:style-name="Table2.A3" office:value-type="string">
              <text:p text:style-name="MP46"/>
            </table:table-cell>
            <table:table-cell table:style-name="Table2.B3" office:value-type="string">
              <text:p text:style-name="MP47">SUBTOTAL <text:span text:style-name="MT67"><text:text-input text:description="&lt;o.currency_id.symbol&gt;">USD</text:text-input></text:span></text:p>
            </table:table-cell>
            <table:table-cell table:style-name="Table2.C3" office:value-type="string">
              <text:p text:style-name="MP48"/>
            </table:table-cell>
            <table:table-cell table:style-name="Table2.C3" office:value-type="string">
              <text:p text:style-name="MP49"><text:text-input text:description="&lt;formatLang(o.printed_amount_untaxed)&gt;">99.999,99</text:text-input></text:p>
            </table:table-cell>
          </table:table-row>
          <table:table-row>
            <table:table-cell table:style-name="Table2.A1" office:value-type="string">
              <text:p text:style-name="MP46"/>
            </table:table-cell>
            <table:table-cell table:style-name="Table2.B4" office:value-type="string">
              <text:p text:style-name="MP50"><text:text-input text:description="&lt;for each=&quot;line in o.printed_tax_ids&quot;&gt;">For each line</text:text-input></text:p>
              <text:p text:style-name="MP51"><text:text-input text:description="&lt;line.tax_code_id.name&gt;">IVA 21%</text:text-input></text:p>
              <text:p text:style-name="MP52"><text:text-input text:description="&lt;/for&gt;">End For</text:text-input></text:p>
            </table:table-cell>
            <table:table-cell table:style-name="Table2.C4" office:value-type="string">
              <text:p text:style-name="MP53"><text:text-input text:description="&lt;for each=&quot;line in o.printed_tax_ids&quot;&gt;">For each line</text:text-input></text:p>
              <text:p text:style-name="MP54"><text:text-input text:description="&lt;formatLang(line.base)&gt;">99.999,99</text:text-input></text:p>
              <text:p text:style-name="MP55"><text:text-input text:description="&lt;/for&gt;">End For</text:text-input></text:p>
            </table:table-cell>
            <table:table-cell table:style-name="Table2.C4" office:value-type="string">
              <text:p text:style-name="MP56"><text:text-input text:description="&lt;for each=&quot;line in o.printed_tax_ids&quot;&gt;">For each line</text:text-input></text:p>
              <text:p text:style-name="MP57"><text:text-input text:description="&lt;formatLang(line.amount)&gt;">999.999,99</text:text-input></text:p>
              <text:p text:style-name="MP58"><text:text-input text:description="&lt;/for&gt;">End For</text:text-input></text:p>
            </table:table-cell>
          </table:table-row>
          <table:table-row>
            <table:table-cell table:style-name="Table2.A5" office:value-type="string">
              <text:p text:style-name="MP46"/>
            </table:table-cell>
            <table:table-cell table:style-name="Table2.B4" office:value-type="string">
              <text:p text:style-name="MP59">T<text:span text:style-name="MT68">OTAL</text:span> <text:span text:style-name="MT67"><text:text-input text:description="&lt;o.currency_id.symbol&gt;">USD</text:text-input></text:span></text:p>
            </table:table-cell>
            <table:table-cell table:style-name="Table2.C4" office:value-type="string">
              <text:p text:style-name="MP60"/>
            </table:table-cell>
            <table:table-cell table:style-name="Table2.C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e2.1">
            <table:table-cell table:style-name="Table2.A1" table:number-columns-spanned="4" office:value-type="string">
              <text:p text:style-name="MP62"><text:span text:style-name="MT69">Son:</text:span> 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4" office:value-type="string">
              <text:p text:style-name="MP46"><text:span text:style-name="MT71">CAE: </text:span><text:span text:style-name="MT71"><text:placeholder text:placeholder-type="text">&lt;o.afip_cae&gt;</text:placeholder></text:span><text:span text:style-name="MT71"> - Fecha Vto. CAE: </text:span><text:span text:style-name="MT71"><text:placeholder text:placeholder-type="text">&lt;formatLang(o.afip_cae_due,date=True)&gt;</text:placeholder></text:span></text:p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4" office:value-type="string">
              <text:p text:style-name="MP63"><draw:frame draw:style-name="Mfr3" draw:name="image: asimage(o.afip_barcode_img)" text:anchor-type="paragraph" svg:y="-0.82cm" svg:width="6.364cm" draw:z-index="2"><draw:text-box fo:min-height="0.744cm"><text:p text:style-name="MP64"/></draw:text-box></draw:frame><text:placeholder text:placeholder-type="text">&lt;o.afip_barcode&gt;</text:placeholder></text:p>
            </table:table-cell>
            <table:covered-table-cell/>
            <table:covered-table-cell/>
            <table:covered-table-cell/>
          </table:table-row>
        </table:table>
        <text:p text:style-name="MP65"/>
        <text:p text:style-name="MP65"/>
        <text:p text:style-name="MP6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7-14T15:57:55.912966482</dc:date>
    <meta:editing-duration>P2DT7H38M36S</meta:editing-duration>
    <meta:editing-cycles>443</meta:editing-cycles>
    <meta:generator>LibreOffice/4.4.6.3$Linux_X86_64 LibreOffice_project/40m0$Build-3</meta:generator>
    <meta:document-statistic meta:table-count="6" meta:image-count="0" meta:object-count="0" meta:page-count="1" meta:paragraph-count="61" meta:word-count="302" meta:character-count="1835" meta:non-whitespace-character-count="1738"/>
  </office:meta>
</office:document-meta>
</file>